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5.455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ＭＳ Ｐゴシック" style:font-name-complex="Lucida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9/01/2020</text:p>
          </table:table-cell>
          <table:table-cell office:value-type="string">
            <text:p>Native SQL Implementation &amp;&amp; Code review &amp;&amp; error handling check</text:p>
          </table:table-cell>
          <table:table-cell office:value-type="string">
            <text:p>10hrs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10/01/2020</text:p>
          </table:table-cell>
          <table:table-cell office:value-type="string">
            <text:p>AWS Migration issues , Secrutiy manager Implementation</text:p>
          </table:table-cell>
          <table:table-cell office:value-type="string">
            <text:p>8hr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1/01/2020</text:p>
          </table:table-cell>
          <table:table-cell office:value-type="string">
            <text:p>Internal Audit ,Integration support (Elavarasan , Vaiaravan, Logesh)</text:p>
          </table:table-cell>
          <table:table-cell office:value-type="string">
            <text:p>22hr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3/01/2020</text:p>
          </table:table-cell>
          <table:table-cell office:value-type="string">
            <text:p>Audit Point,(Meeting moments implementation) &amp; Vignesh support</text:p>
          </table:table-cell>
          <table:table-cell table:style-name="ce5" office:value-type="string">
            <text:p>12hrs</text:p>
          </table:table-cell>
        </table:table-row>
        <table:table-row table:style-name="ro1">
          <table:table-cell table:number-columns-repeated="2"/>
          <table:table-cell table:style-name="ce4" office:value-type="string">
            <text:p>Total</text:p>
          </table:table-cell>
          <table:table-cell table:style-name="ce1" office:value-type="string">
            <text:p>52hrs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1" table:target-range-address="Sheet1.A1:Sheet1.D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2020/01/14</text:date>, <text:time>11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1-14T11:03:38.05</dc:date>
    <meta:editing-duration>PT46M45S</meta:editing-duration>
    <meta:editing-cycles>52</meta:editing-cycles>
    <meta:generator>OpenOffice/4.1.2$Win32 OpenOffice.org_project/412m3$Build-9782</meta:generator>
    <meta:document-statistic meta:table-count="1" meta:cell-count="22" meta:object-count="0"/>
  </office:meta>
</office:document-meta>
</file>